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fbfe" officeooo:paragraph-rsid="0012fea9"/>
    </style:style>
    <style:style style:name="P2" style:family="paragraph" style:parent-style-name="Standard">
      <style:text-properties officeooo:paragraph-rsid="0012fea9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1fbfe" officeooo:paragraph-rsid="0011fbfe" style:font-weight-asian="bold" style:font-weight-complex="bold"/>
    </style:style>
    <style:style style:name="P4" style:family="paragraph" style:parent-style-name="Standard">
      <style:text-properties fo:font-weight="bold" officeooo:rsid="0012fea9" officeooo:paragraph-rsid="0012fea9" style:font-weight-asian="bold" style:font-weight-complex="bold"/>
    </style:style>
    <style:style style:name="P5" style:family="paragraph" style:parent-style-name="Standard">
      <style:text-properties fo:font-weight="bold" officeooo:rsid="00146c1f" officeooo:paragraph-rsid="00146c1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46c1f" officeooo:paragraph-rsid="00146c1f" style:font-weight-asian="bold" style:font-weight-complex="bold"/>
    </style:style>
    <style:style style:name="P7" style:family="paragraph" style:parent-style-name="Standard">
      <style:text-properties fo:font-weight="normal" officeooo:rsid="00146c1f" officeooo:paragraph-rsid="00146c1f" style:font-weight-asian="normal" style:font-weight-complex="normal"/>
    </style:style>
    <style:style style:name="P8" style:family="paragraph" style:parent-style-name="Standard">
      <style:text-properties fo:font-weight="normal" officeooo:rsid="00146c1f" officeooo:paragraph-rsid="00146c1f" style:font-weight-asian="normal" style:font-weight-complex="normal"/>
    </style:style>
    <style:style style:name="P9" style:family="paragraph" style:parent-style-name="Standard">
      <style:text-properties fo:font-weight="normal" officeooo:rsid="001b3bbd" officeooo:paragraph-rsid="001b3bbd" style:font-weight-asian="normal" style:font-weight-complex="normal"/>
    </style:style>
    <style:style style:name="P10" style:family="paragraph" style:parent-style-name="Standard">
      <style:text-properties officeooo:paragraph-rsid="00146c1f"/>
    </style:style>
    <style:style style:name="P11" style:family="paragraph" style:parent-style-name="Standard">
      <style:text-properties fo:font-weight="bold" officeooo:rsid="001b3bbd" officeooo:paragraph-rsid="001b3bbd" style:font-weight-asian="bold" style:font-weight-complex="bold"/>
    </style:style>
    <style:style style:name="T1" style:family="text">
      <style:text-properties officeooo:rsid="0011fbfe"/>
    </style:style>
    <style:style style:name="T2" style:family="text">
      <style:text-properties officeooo:rsid="0012fea9"/>
    </style:style>
    <style:style style:name="T3" style:family="text">
      <style:text-properties fo:color="#c9211e" fo:font-weight="bold" officeooo:rsid="0012fea9" style:font-weight-asian="bold" style:font-weight-complex="bold"/>
    </style:style>
    <style:style style:name="T4" style:family="text">
      <style:text-properties officeooo:rsid="00146c1f"/>
    </style:style>
    <style:style style:name="T5" style:family="text">
      <style:text-properties fo:font-weight="normal" officeooo:rsid="00146c1f" style:font-weight-asian="normal" style:font-weight-complex="normal"/>
    </style:style>
    <style:style style:name="T6" style:family="text">
      <style:text-properties fo:font-weight="normal" officeooo:rsid="001b3bbd" style:font-weight-asian="normal" style:font-weight-complex="normal"/>
    </style:style>
    <style:style style:name="T7" style:family="text">
      <style:text-properties officeooo:rsid="0018d9a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46c1f" style:font-weight-asian="bold" style:font-weight-complex="bold"/>
    </style:style>
    <style:style style:name="T10" style:family="text">
      <style:text-properties fo:font-weight="bold" officeooo:rsid="001b3bbd" style:font-weight-asian="bold" style:font-weight-complex="bold"/>
    </style:style>
    <style:style style:name="T11" style:family="text">
      <style:text-properties fo:font-weight="bold" officeooo:rsid="0018d9a1" fo:background-color="#ffff00" loext:char-shading-value="0" style:font-weight-asian="bold" style:font-weight-complex="bold"/>
    </style:style>
    <style:style style:name="T12" style:family="text">
      <style:text-properties officeooo:rsid="001b3bbd"/>
    </style:style>
    <style:style style:name="T13" style:family="text">
      <style:text-properties officeooo:rsid="001ee319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officeooo:rsid="001ee319" style:font-size-asian="9pt" style:font-size-complex="9pt"/>
    </style:style>
    <style:style style:name="T16" style:family="text">
      <style:text-properties fo:font-size="9pt" fo:font-weight="bold" style:font-size-asian="9pt" style:font-weight-asian="bold" style:font-size-complex="9pt" style:font-weight-complex="bold"/>
    </style:style>
    <style:style style:name="T17" style:family="text">
      <style:text-properties fo:font-size="9pt" fo:font-weight="bold" officeooo:rsid="001ee319" style:font-size-asian="9pt" style:font-weight-asian="bold" style:font-size-complex="9pt" style:font-weight-complex="bold"/>
    </style:style>
    <style:style style:name="T18" style:family="text">
      <style:text-properties fo:font-size="9pt" fo:font-weight="bold" officeooo:rsid="002959ca" style:font-size-asian="9pt" style:font-weight-asian="bold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ire Recommendation</text:p>
      <text:p text:style-name="P6">Day – 1</text:p>
      <text:p text:style-name="P6"/>
      <text:p text:style-name="P4">Description: </text:p>
      <text:p text:style-name="P1">I’m creating a app. In this app <text:span text:style-name="T3">people can search</text:span><text:span text:style-name="T2"> those </text:span><text:span text:style-name="T3">people who have some skills</text:span><text:span text:style-name="T2">.</text:span></text:p>
      <text:p text:style-name="P2"><text:span text:style-name="T2">So This will be kind of search </text:span><text:span text:style-name="T7">people</text:span><text:span text:style-name="T2">. </text:span><text:span text:style-name="T7">(</text:span><text:span text:style-name="T11">I have no idea what I'm talking about</text:span><text:span text:style-name="T7">)</text:span><text:span text:style-name="T2"> People will type some skills and this app will give us some response </text:span><text:span text:style-name="T4">(</text:span><text:span text:style-name="T2">Response ! Yes response of some people who will match with that needed skills</text:span><text:span text:style-name="T4">).</text:span></text:p>
      <text:p text:style-name="P2"/>
      <text:p text:style-name="P5">Task:</text:p>
      <text:p text:style-name="P10"><text:span text:style-name="T9">1. </text:span><text:span text:style-name="T5">As I descripe </text:span><text:span text:style-name="T6">for this</text:span><text:span text:style-name="T5"> app I need a data! Lot’s of data...</text:span></text:p>
      <text:p text:style-name="P10"><text:span text:style-name="T5"/></text:p>
      <text:p text:style-name="P11">Data with features</text:p>
      <text:p text:style-name="P9">1. Skilles list</text:p>
      <text:p text:style-name="P9">2. Person Information</text:p>
      <text:p text:style-name="P9">3. Location</text:p>
      <text:p text:style-name="P9">4. Some more feature..</text:p>
      <text:p text:style-name="P9"><text:s text:c="6"/><text:span text:style-name="T8"><text:s text:c="2"/></text:span><text:span text:style-name="T16">- </text:span><text:span text:style-name="T17">D</text:span><text:span text:style-name="T16">o you have any idea where i can found this data. </text:span><text:span text:style-name="T18">Somebody help ....</text:span></text:p>
      <text:p text:style-name="P7"><text:span text:style-name="T8"/></text:p>
      <text:p text:style-name="P7"><text:span text:style-name="T8">2.</text:span> <text:span text:style-name="T12">You</text:span> know this is a problem of r<text:span text:style-name="T1">ecommendation</text:span>. <text:span text:style-name="T12">Right.</text:span></text:p>
      <text:p text:style-name="P5"/>
      <text:p text:style-name="P5">OK I’m Going to get some data.</text:p>
      <text:p text:style-name="P5"/>
      <text:p text:style-name="P5">See you on the other side..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4T22:11:24.247090106</meta:creation-date>
    <dc:date>2023-04-14T23:23:57.724490438</dc:date>
    <meta:editing-duration>PT39M22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132" meta:character-count="695" meta:non-whitespace-character-count="569"/>
  </office:meta>
</office:document-meta>
</file>